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face style:name="Lucida Sans1" svg:font-family="'Lucida Sans'" style:font-family-generic="swiss"/>
    <style:font-face style:name="Tahoma" svg:font-family="Tahoma"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au1" style:family="table" style:master-page-name="Standard">
      <style:table-properties style:width="16.002cm" style:page-number="auto" table:align="left" style:writing-mode="lr-tb"/>
    </style:style>
    <style:style style:name="Tableau1.A" style:family="table-column">
      <style:table-column-properties style:column-width="16.002cm"/>
    </style:style>
    <style:style style:name="Tableau1.1" style:family="table-row">
      <style:table-row-properties style:min-row-height="0.7cm" style:keep-together="true" fo:keep-together="auto"/>
    </style:style>
    <style:style style:name="Tableau1.A1" style:family="table-cell">
      <style:table-cell-properties style:vertical-align="middle" fo:padding-left="0.199cm" fo:padding-right="0.199cm" fo:padding-top="0cm" fo:padding-bottom="0cm" fo:border="0.035cm solid #000000"/>
    </style:style>
    <style:style style:name="P1" style:family="paragraph" style:parent-style-name="Standard" style:list-style-name="">
      <style:paragraph-properties fo:text-align="center" style:justify-single-word="false"/>
    </style:style>
    <style:style style:name="P2" style:family="paragraph" style:parent-style-name="Standard" style:list-style-name=""/>
    <style:style style:name="P3" style:family="paragraph" style:parent-style-name="Standard" style:list-style-name="">
      <style:paragraph-properties fo:text-align="start" style:justify-single-word="false"/>
    </style:style>
    <style:style style:name="T1" style:family="text">
      <style:text-properties fo:color="#000000" style:font-name="Tahoma" fo:font-size="12pt" fo:font-weight="bold" style:font-name-asian="Tahoma" style:font-size-asian="12pt" style:font-weight-asian="bold" style:font-name-complex="Tahoma" style:font-size-complex="12pt" style:font-weight-complex="bold"/>
    </style:style>
    <style:style style:name="T2" style:family="text">
      <style:text-properties fo:color="#000000" style:font-name="Tahoma" fo:font-size="10pt" fo:font-weight="bold" style:font-name-asian="Tahoma" style:font-size-asian="10pt" style:font-weight-asian="bold" style:font-name-complex="Tahoma" style:font-size-complex="10pt" style:font-weight-complex="bold"/>
    </style:style>
    <style:style style:name="T3" style:family="text">
      <style:text-properties fo:color="#000000" style:font-name="Tahoma" fo:font-size="11pt" style:font-name-asian="Tahoma" style:font-size-asian="11pt" style:font-name-complex="Tahoma"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text:span text:style-name="T1">Développeur web Full-stack junior</text:span></text:p>
          </table:table-cell>
        </table:table-row>
      </table:table>
      <text:p text:style-name="Standard"/>
      <text:p text:style-name="P2"><text:span text:style-name="T3">David Dethoor</text:span><text:line-break/><text:span text:style-name="T3">1830 rue des Longs Champs</text:span></text:p>
      <text:p text:style-name="P2"><text:span text:style-name="T3">59270 Bailleul</text:span><text:line-break/>GSM<text:span text:style-name="T3"> : 06.58.98.96.31</text:span><text:line-break/><text:span text:style-name="T3">Email : dethoordavid@yahoo.fr</text:span><text:line-break/><text:tab/><text:tab/><text:tab/><text:tab/><text:span text:style-name="T3">PICTIME GROUP</text:span><text:line-break/><text:tab/><text:tab/><text:tab/><text:tab/>Parc de la Haute Borne, 61 Av. de <text:tab/><text:tab/><text:tab/><text:tab/>l'Harmonie, 59262 Sainghin-en-<text:tab/><text:tab/><text:tab/><text:tab/>Mélantois <text:line-break/><text:line-break/></text:p>
      <text:p text:style-name="P1"><text:span text:style-name="T3"><text:tab/>Roubaix, le 16 Août 2022</text:span><text:line-break/></text:p>
      <text:p text:style-name="P3"><text:span text:style-name="T3"><text:tab/>Madame, Monsieur,</text:span><text:line-break/><text:line-break/><text:tab/><text:span text:style-name="T3">Passionné par la réalisation de projet et le développement web, je suis en reconversion professionnelle au sein du centre de formation de l'AFPA à Roubaix. Je souhaite intégrer une entreprise dynamique et jeune, aussi je serai ravi de rejoindre votre équipe en tant que stagiaire développeur web.<text:line-break/><text:line-break/>Je recherche dans un premier temps un stage pour la période du 24 octobre 2022 au 16 décembre 2022. Fort de ma passion pour ce domaine, je suis très investi dans mon travail et je me suis découvert la passion du codage. Je prends énormément de plaisir à découvrir le monde du développement web ainsi que d’acquérir les compétences nécessaire aussi bien en formation que de façon autonome.<text:line-break/><text:line-break/>Si vous me laissez intégrer votre société, je mettrai mon savoir-faire en pratique, ainsi que mes connaissances en HTML, CSS, Javascript, PHP et du SQL. Travailleur, autonome, sociable, organisé et doté d'une bonne logique, je prendrai soin d'assimiler les différents besoins de votre groupe et saurai facilement m'intégrer. Certes, je n'ai pas encore d'expérience et je débute en tant que développeur mais mes qualités humaine et mes motivations personnelles me permettront de m'intégrer et d'être performant. </text:span></text:p>
      <text:p text:style-name="P3"><text:span text:style-name="T3"/></text:p>
      <text:p text:style-name="P3"><text:span text:style-name="T3">Avec mon expérience du domaine professionnel et mon expérience de vie, je sais que j'y arriverai et j'espère que se sera chez PICTIME GROUP. En outre j'espère sincèrement que ma candidature retiendra votre attention et que j'aurai l'honneur d'intégrer votre groupe. <text:line-break/><text:line-break/>Je vous joins mon curriculum vitae et me tiens à votre entière disposition pour vous révéler mes vives motivations.<text:line-break/><text:line-break/>Je vous prie de croire, Madame, Monsieur, à l'assurance de ma profonde gratitude.</text:span></text:p>
      <text:p text:style-name="P3"><text:span text:style-name="T3"><text:line-break/></text:span><text:line-break/><text:line-break/><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face style:name="Lucida Sans1" svg:font-family="'Lucida Sans'" style:font-family-generic="swiss"/>
    <style:font-face style:name="Tahoma" svg:font-family="Tahoma" style:font-family-generic="swiss"/>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2.29cm" style:writing-mode="page"/>
      <style:text-properties style:use-window-font-color="true" style:font-name="Times New Roman" fo:font-size="12pt" fo:language="fr" fo:country="FR" style:font-name-asian="Times New Roman" style:font-size-asian="12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3cm" fo:page-height="29.004cm" style:num-format="1" style:print-orientation="portrait" fo:margin-top="2.501cm" fo:margin-bottom="2.501cm" fo:margin-left="2.501cm" fo:margin-right="2.501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0" meta:object-count="0" meta:page-count="1" meta:paragraph-count="7" meta:word-count="304" meta:character-count="1964"/>
    <dc:date>2022-08-16T14:31:04.93</dc:date>
    <dc:creator>david dethoor</dc:creator>
    <meta:editing-duration>PT8M22S</meta:editing-duration>
    <meta:editing-cycles>1</meta:editing-cycles>
    <meta:generator>OpenOffice/4.1.8$Win32 OpenOffice.org_project/418m3$Build-9803</meta:generator>
  </office:meta>
</office:document-meta>
</file>